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60000003BCBE8743449A1A31D.png" manifest:media-type="image/png"/>
  <manifest:file-entry manifest:full-path="Pictures/10000201000002990000004254A8A8E7C3B3A3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Text_20_body" style:list-style-name="OrgBulletedList">
      <style:text-properties officeooo:paragraph-rsid="0011479d"/>
    </style:style>
    <style:style style:name="P4" style:family="paragraph" style:parent-style-name="Text_20_body" style:list-style-name="OrgNumberedList"/>
    <style:style style:name="P5" style:family="paragraph" style:parent-style-name="OrgFixedWidthBlock" style:list-style-name="OrgNumberedList"/>
    <style:style style:name="P6" style:family="paragraph" style:parent-style-name="OrgFixedWidthBlockLastLine" style:list-style-name="OrgNumberedList"/>
    <style:style style:name="T1" style:family="text">
      <style:text-properties style:text-position="super 58%"/>
    </style:style>
    <style:style style:name="T2" style:family="text">
      <style:text-properties fo:font-variant="normal" fo:text-transform="none" style:text-position="super 58%" fo:font-style="normal" style:text-underline-style="none" fo:font-weight="normal"/>
    </style:style>
    <style:style style:name="T3" style:family="text">
      <style:text-properties fo:font-style="italic" style:font-style-asian="italic"/>
    </style:style>
    <style:style style:name="fr1" style:family="graphic" style:parent-style-name="OrgDisplayImage">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0c0c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Listing"/>
      </text:sequence-decls>
      <text:p text:style-name="OrgTitle"><text:title>docs</text:title></text:p>
      <text:p text:style-name="OrgTitle"/>
      <text:p text:style-name="OrgSubtitle"><text:initial-creator>Wenping Guo</text:initial-creator></text:p>
      <text:p text:style-name="OrgSubtitle"/>
      <text:p text:style-name="OrgSubtitle"/>
      <text:p text:style-name="OrgSubtitle"/>
      <text:table-of-content text:style-name="Sect1"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d270c31" text:style-name="Internet_20_link" text:visited-style-name="Visited_20_Internet_20_Link">1. 问题定义</text:a></text:p>
          <text:p text:style-name="Contents_20_1"><text:a xlink:type="simple" xlink:href="#org2f4d1f8" text:style-name="Internet_20_link" text:visited-style-name="Visited_20_Internet_20_Link">2. 算法原理</text:a></text:p>
          <text:p text:style-name="Contents_20_1"><text:a xlink:type="simple" xlink:href="#orgd879135" text:style-name="Internet_20_link" text:visited-style-name="Visited_20_Internet_20_Link">3. 递归中止条件</text:a></text:p>
          <text:p text:style-name="Contents_20_1"><text:a xlink:type="simple" xlink:href="#org049dc2e" text:style-name="Internet_20_link" text:visited-style-name="Visited_20_Internet_20_Link">4. 构建octree</text:a></text:p>
          <text:p text:style-name="Contents_20_2"><text:a xlink:type="simple" xlink:href="#org1e7dbd5" text:style-name="Internet_20_link" text:visited-style-name="Visited_20_Internet_20_Link">4.1. root octant</text:a></text:p>
          <text:p text:style-name="Contents_20_2"><text:a xlink:type="simple" xlink:href="#org8012889" text:style-name="Internet_20_link" text:visited-style-name="Visited_20_Internet_20_Link">4.2. 如何划分子箱体</text:a></text:p>
          <text:p text:style-name="Contents_20_1"><text:a xlink:type="simple" xlink:href="#org25cd7ab" text:style-name="Internet_20_link" text:visited-style-name="Visited_20_Internet_20_Link">5. 搜索</text:a></text:p>
          <text:p text:style-name="Contents_20_2"><text:a xlink:type="simple" xlink:href="#org614382b" text:style-name="Internet_20_link" text:visited-style-name="Visited_20_Internet_20_Link">5.1. 大致思路</text:a></text:p>
          <text:p text:style-name="Contents_20_2"><text:a xlink:type="simple" xlink:href="#org4c59c62" text:style-name="Internet_20_link" text:visited-style-name="Visited_20_Internet_20_Link">5.2. 重叠与否的判断方法</text:a></text:p>
          <text:p text:style-name="Contents_20_2"><text:a xlink:type="simple" xlink:href="#orgaa7a48d" text:style-name="Internet_20_link" text:visited-style-name="Visited_20_Internet_20_Link">5.3. 包含与否的判断方法</text:a></text:p>
          <text:p text:style-name="Contents_20_2"><text:a xlink:type="simple" xlink:href="#org6a73969" text:style-name="Internet_20_link" text:visited-style-name="Visited_20_Internet_20_Link">5.4. 特殊情况: 如果query point是octree中的一个数据点</text:a></text:p>
          <text:p text:style-name="Contents_20_1"><text:a xlink:type="simple" xlink:href="#org4aea766" text:style-name="Internet_20_link" text:visited-style-name="Visited_20_Internet_20_Link">6. References</text:a></text:p>
        </text:index-body>
      </text:table-of-content>
      <text:p text:style-name="Text_20_body">专门针对三维数据点的特征发展的高效搜索算法. </text:p>
      <text:h text:style-name="Heading_20_1" text:outline-level="1"><text:bookmark text:name="orgd270c31"/><text:bookmark-start text:name="OrgXref.orgd270c31"/>问题定义 <text:bookmark-end text:name="OrgXref.orgd270c31"/></text:h>
      <text:p text:style-name="Text_20_body">P是三维数据点集合: </text:p>
      <text:p text:style-name="Text_20_body"><draw:frame draw:style-name="fr1" draw:name="Frame1" text:anchor-type="paragraph" svg:width="5.63cm" svg:height="0.559cm" draw:z-index="0"><draw:image xlink:href="Pictures/10000201000002990000004254A8A8E7C3B3A32B.png" xlink:type="simple" xlink:show="embed" xlink:actuate="onLoad" loext:mime-type="image/png"/></draw:frame><text:s/></text:p>
      <text:p text:style-name="Text_20_body">求一定距离范围内的邻近数据点: </text:p>
      <text:p text:style-name="Text_20_body"><draw:frame draw:style-name="fr1" draw:name="Frame2" text:anchor-type="paragraph" svg:width="7.1cm" svg:height="0.499cm" draw:z-index="1"><draw:image xlink:href="Pictures/10000201000003460000003BCBE8743449A1A31D.png" xlink:type="simple" xlink:show="embed" xlink:actuate="onLoad" loext:mime-type="image/png"/></draw:frame><text:s/></text:p>
      <text:h text:style-name="Heading_20_1" text:outline-level="1"><text:bookmark text:name="org2f4d1f8"/><text:bookmark-start text:name="OrgXref.org2f4d1f8"/>算法原理 <text:bookmark-end text:name="OrgXref.org2f4d1f8"/></text:h>
      <text:p text:style-name="Text_20_body">octree是基于空间切分算法(space partitioning)中的一种, 另一种常用的知名算法是 kdtree(<text:note text:id="ftn1" text:note-class="footnote"><text:note-citation>1</text:note-citation><text:note-body><text:p text:style-name="Footnote"><text:a xlink:type="simple" xlink:href="https://en.wikipedia.org/wiki/K-d_tree" text:style-name="Internet_20_link" text:visited-style-name="Visited_20_Internet_20_Link">https://en.wikipedia.org/wiki/K-d_tree</text:a></text:p></text:note-body></text:note>). octree算法根据数据点的坐标特征, 将数据点划分到大小不同的多个箱体中(Octant). 如果某个箱体中包含多个数据点, 再以递归的方式进行分解处理, 直至箱体的尺寸达到某个阈值. 这些箱体形成像树一样的层级结构. 一旦octree构造完成, 搜索某个数据点的邻近点, 就可以循着树根, 搜索相关的子箱体, 然后再计算与这些箱体中数据点的距离, 从而最终确定邻近与否. octree算法通过牺牲一定的内存(octree数据结构), 极大地减小了后续需要几何距离计算的次数, 降低了计算复杂度, 因而可以处理更大体系. </text:p>
      <text:h text:style-name="Heading_20_1" text:outline-level="1"><text:bookmark text:name="orgd879135"/><text:bookmark-start text:name="OrgXref.orgd879135"/><text:soft-page-break/>递归中止条件 <text:bookmark-end text:name="OrgXref.orgd879135"/></text:h>
      <text:list xml:id="list4184326981" text:style-name="OrgBulletedList">
        <text:list-item>
          <text:p text:style-name="P2">Octant的大小. </text:p>
        </text:list-item>
        <text:list-item>
          <text:p text:style-name="P2">bucket size: Octant所含数据点的多少. </text:p>
        </text:list-item>
      </text:list>
      <text:h text:style-name="Heading_20_1" text:outline-level="1"><text:bookmark text:name="org049dc2e"/><text:bookmark-start text:name="OrgXref.org049dc2e"/>构建octree <text:bookmark-end text:name="OrgXref.org049dc2e"/></text:h>
      <text:h text:style-name="Heading_20_2" text:outline-level="2"><text:bookmark text:name="org1e7dbd5"/><text:bookmark-start text:name="OrgXref.org1e7dbd5"/>root octant <text:bookmark-end text:name="OrgXref.org1e7dbd5"/></text:h>
      <text:p text:style-name="Text_20_body">root octant包含所有数据点. 构建方式: </text:p>
      <text:list xml:id="list134721115210331" text:style-name="OrgBulletedList">
        <text:list-item>
          <text:p text:style-name="P2">遍历数据点, 找到数据点在X轴, Y轴和Z轴这三个方向的展宽. </text:p>
        </text:list-item>
        <text:list-item>
          <text:p text:style-name="P2">以最长的一端来设置octant的大小. </text:p>
        </text:list-item>
        <text:list-item>
          <text:p text:style-name="P2">定义Octant的center. </text:p>
        </text:list-item>
      </text:list>
      <text:h text:style-name="Heading_20_2" text:outline-level="2"><text:bookmark text:name="org8012889"/><text:bookmark-start text:name="OrgXref.org8012889"/>如何划分子箱体 <text:bookmark-end text:name="OrgXref.org8012889"/></text:h>
      <text:list xml:id="list134722408685437" text:style-name="OrgBulletedList">
        <text:list-item>
          <text:p text:style-name="P2">计算新的center </text:p>
        </text:list-item>
        <text:list-item>
          <text:p text:style-name="P2">计算新的extent </text:p>
        </text:list-item>
        <text:list-item>
          <text:p text:style-name="P2">遍历octant中的点, 计算与center的相对坐标 </text:p>
        </text:list-item>
        <text:list-item>
          <text:p text:style-name="P2">对相对坐标的xyz进行分类, 8个象限中的点, 放入8个不同的octant. </text:p>
        </text:list-item>
        <text:list-item>
          <text:p text:style-name="P2">jbehley/octree的代码中使用morton code进行分类, 本质也是象限分法. 不过这能称为 morton? </text:p>
        </text:list-item>
      </text:list>
      <text:h text:style-name="Heading_20_1" text:outline-level="1"><text:bookmark text:name="org25cd7ab"/><text:bookmark-start text:name="OrgXref.org25cd7ab"/><text:bookmark text:name="OrgXref.ID-44c04ba4-170e-48f2-bc2f-c23b167b0286"/><text:bookmark text:name="ID-44c04ba4-170e-48f2-bc2f-c23b167b0286"/>搜索 <text:bookmark-end text:name="OrgXref.org25cd7ab"/></text:h>
      <text:h text:style-name="Heading_20_2" text:outline-level="2"><text:bookmark text:name="org614382b"/><text:bookmark-start text:name="OrgXref.org614382b"/>大致思路 <text:bookmark-end text:name="OrgXref.org614382b"/></text:h>
      <text:p text:style-name="Text_20_body">对搜索球与octant立方体间可能关系进行完全分类: </text:p>
      <text:list xml:id="list3984366250" text:style-name="OrgNumberedList">
        <text:list-item>
          <text:p text:style-name="P4">立方体与搜索球有重叠区域 </text:p>
          <text:list>
            <text:list-item>
              <text:p text:style-name="P4">搜索球完全包含立方体 </text:p>
              <text:list text:style-name="OrgBulletedList">
                <text:list-item>
                  <text:p text:style-name="P2">将立方体中的所有点纳入需要进行距离计算的点集. </text:p>
                </text:list-item>
              </text:list>
            </text:list-item>
            <text:list-item>
              <text:p text:style-name="P4">搜索球不完全包含立方体 </text:p>
              <text:list text:style-name="OrgBulletedList">
                <text:list-item>
                  <text:p text:style-name="P2">将立方体切分为更小的8个象限, 递归处理下去. </text:p>
                </text:list-item>
              </text:list>
            </text:list-item>
          </text:list>
        </text:list-item>
        <text:list-item>
          <text:p text:style-name="P4">立方体与搜索球无重叠区域: 忽略该立方体中的所有点. </text:p>
        </text:list-item>
      </text:list>
      <text:h text:style-name="Heading_20_2" text:outline-level="2"><text:bookmark text:name="org4c59c62"/><text:bookmark-start text:name="OrgXref.org4c59c62"/>重叠与否的判断方法 <text:bookmark-end text:name="OrgXref.org4c59c62"/></text:h>
      <text:list xml:id="list134722285899155" text:style-name="OrgNumberedList">
        <text:list-item>
          <text:p text:style-name="P4">计算q在立方体坐标系下的相对坐标q', 将其镜像到第一象限(<text:span text:style-name="Strikethrough">+</text:span>). </text:p>
        </text:list-item>
        <text:list-item>
          <text:p text:style-name="P4">如果q'的坐标xyz中任一分量大于e+r: 不重叠. </text:p>
          <text:p text:style-name="P6">if (x &gt; maxdist || y &gt; maxdist || z &gt; maxdist) return false;</text:p>
          <text:p text:style-name="P6"/>
        </text:list-item>
        <text:list-item>
          <text:p text:style-name="P4"><text:soft-page-break/>如果q'的坐标xyz中任一分量小于e: 重叠 </text:p>
          <text:p text:style-name="P5">int32_t num_less_extent = (x &lt; o-&gt;extent) + (y &lt; o-&gt;extent) + (z &lt; o-&gt;extent);</text:p>
          <text:p text:style-name="P5">// a. inside the surface region of the octant.</text:p>
          <text:p text:style-name="P6">if (num_less_extent &gt; 1) return true;</text:p>
          <text:p text:style-name="P6"/>
        </text:list-item>
        <text:list-item>
          <text:p text:style-name="P4">如果q'的坐标xyz中任一分量都在e和e+r之间找到立方体中距离q'最近的端点m(e, e, e), 计算m至q'的距离, 判断是否小于r </text:p>
          <text:p text:style-name="P5">// b. checking the corner region &amp;&amp; edge region.</text:p>
          <text:p text:style-name="P5">x = std::max(x - o-&gt;extent, 0.0f);</text:p>
          <text:p text:style-name="P5">y = std::max(y - o-&gt;extent, 0.0f);</text:p>
          <text:p text:style-name="P5">z = std::max(z - o-&gt;extent, 0.0f);</text:p>
          <text:p text:style-name="P6">return (Distance::norm(x, y, z) &lt; sqRadius);</text:p>
          <text:p text:style-name="P6"/>
        </text:list-item>
      </text:list>
      <text:p text:style-name="Text_20_body">问题: </text:p>
      <text:list xml:id="list134721302324755" text:style-name="OrgBulletedList">
        <text:list-item>
          <text:p text:style-name="P2">对于corner case, 是否全部当做overlap来处理, 带来的损耗不一定很大? 这样可以避免计算一次distance. <text:span text:style-name="OrgInactiveTimestamp">[2018-03-06 Tue] </text:span>经测试, 有微小改进, 几乎不可见. </text:p>
        </text:list-item>
        <text:list-item>
          <text:p text:style-name="P2">原文中为了节省存储空间, octant只保留start_index和end_index. 这增加了代码的复杂度, 但对检索效率没有改进. </text:p>
        </text:list-item>
      </text:list>
      <text:h text:style-name="Heading_20_2" text:outline-level="2"><text:bookmark text:name="orgaa7a48d"/><text:bookmark-start text:name="OrgXref.orgaa7a48d"/>包含与否的判断方法 <text:bookmark-end text:name="OrgXref.orgaa7a48d"/></text:h>
      <text:p text:style-name="Text_20_body">找到立方体中距离搜索球中心最远的边界点(对角), 计算其距离. 或将q'镜像到第一象限(<text:span text:style-name="Strikethrough">+</text:span>), 求其与(—)对角点的距离. </text:p>
      <text:p text:style-name="Listing"><text:bookmark text:name="org8459eab"/>Listing <text:sequence text:ref-name="refListing0" text:name="Listing" text:formula="ooow:Listing+1" style:num-format="1">1</text:sequence>: </text:p>
      <text:p text:style-name="OrgSrcBlock"><text:span text:style-name="OrgSrcFontLockTypeFace">float</text:span> <text:span text:style-name="OrgSrcDefault0000">x</text:span> = <text:span text:style-name="OrgSrcDefault0001">get</text:span><text:span text:style-name="OrgSrcRainbowDelimitersDepth1Face">&lt;</text:span><text:span text:style-name="OrgSrcHighlightNumbersNumber">0</text:span><text:span text:style-name="OrgSrcRainbowDelimitersDepth1Face">&gt;(</text:span><text:span text:style-name="OrgSrcDefault0002">query</text:span><text:span text:style-name="OrgSrcRainbowDelimitersDepth1Face">)</text:span> - <text:span text:style-name="OrgSrcDefault0003">o</text:span>-&gt;<text:span text:style-name="OrgSrcDefault0004">x</text:span>;</text:p>
      <text:p text:style-name="OrgSrcBlock"><text:span text:style-name="OrgSrcFontLockTypeFace">float</text:span> <text:span text:style-name="OrgSrcDefault0005">y</text:span> = <text:span text:style-name="OrgSrcDefault0001">get</text:span><text:span text:style-name="OrgSrcRainbowDelimitersDepth1Face">&lt;</text:span><text:span text:style-name="OrgSrcHighlightNumbersNumber">1</text:span><text:span text:style-name="OrgSrcRainbowDelimitersDepth1Face">&gt;(</text:span><text:span text:style-name="OrgSrcDefault0002">query</text:span><text:span text:style-name="OrgSrcRainbowDelimitersDepth1Face">)</text:span> - <text:span text:style-name="OrgSrcDefault0003">o</text:span>-&gt;<text:span text:style-name="OrgSrcDefault0003">y</text:span>;</text:p>
      <text:p text:style-name="OrgSrcBlock"><text:span text:style-name="OrgSrcFontLockTypeFace">float</text:span> <text:span text:style-name="OrgSrcDefault0005">z</text:span> = <text:span text:style-name="OrgSrcDefault0001">get</text:span><text:span text:style-name="OrgSrcRainbowDelimitersDepth1Face">&lt;</text:span><text:span text:style-name="OrgSrcHighlightNumbersNumber">2</text:span><text:span text:style-name="OrgSrcRainbowDelimitersDepth1Face">&gt;(</text:span><text:span text:style-name="OrgSrcDefault0002">query</text:span><text:span text:style-name="OrgSrcRainbowDelimitersDepth1Face">)</text:span> - <text:span text:style-name="OrgSrcDefault0003">o</text:span>-&gt;<text:span text:style-name="OrgSrcDefault0003">z</text:span>;</text:p>
      <text:p text:style-name="OrgSrcBlock"/>
      <text:p text:style-name="OrgSrcBlock"><text:span text:style-name="OrgSrcDefault0004">x</text:span> = <text:span text:style-name="OrgSrcFontLockConstantFace">std</text:span>::<text:span text:style-name="OrgSrcDefault0006">abs</text:span><text:span text:style-name="OrgSrcRainbowDelimitersDepth1Face">(</text:span><text:span text:style-name="OrgSrcDefault0004">x</text:span><text:span text:style-name="OrgSrcRainbowDelimitersDepth1Face">)</text:span>;</text:p>
      <text:p text:style-name="OrgSrcBlock"><text:span text:style-name="OrgSrcDefault0003">y</text:span> = <text:span text:style-name="OrgSrcFontLockConstantFace">std</text:span>::<text:span text:style-name="OrgSrcDefault0006">abs</text:span><text:span text:style-name="OrgSrcRainbowDelimitersDepth1Face">(</text:span><text:span text:style-name="OrgSrcDefault0003">y</text:span><text:span text:style-name="OrgSrcRainbowDelimitersDepth1Face">)</text:span>;</text:p>
      <text:p text:style-name="OrgSrcBlock"><text:span text:style-name="OrgSrcDefault0003">z</text:span> = <text:span text:style-name="OrgSrcFontLockConstantFace">std</text:span>::<text:span text:style-name="OrgSrcDefault0006">abs</text:span><text:span text:style-name="OrgSrcRainbowDelimitersDepth1Face">(</text:span><text:span text:style-name="OrgSrcDefault0003">z</text:span><text:span text:style-name="OrgSrcRainbowDelimitersDepth1Face">)</text:span>;</text:p>
      <text:p text:style-name="OrgSrcBlock"><text:span text:style-name="OrgSrcFontLockCommentDelimiterFace">// </text:span><text:span text:style-name="OrgSrcFontLockCommentFace">reminder: (x, y, z) - (-e, -e, -e) = (x, y, z) + (e, e, e)</text:span></text:p>
      <text:p text:style-name="OrgSrcBlock"><text:span text:style-name="OrgSrcDefault0004">x</text:span> += <text:span text:style-name="OrgSrcDefault0003">o</text:span>-&gt;<text:span text:style-name="OrgSrcDefault0007">extent</text:span>;</text:p>
      <text:p text:style-name="OrgSrcBlock"><text:span text:style-name="OrgSrcDefault0003">y</text:span> += <text:span text:style-name="OrgSrcDefault0003">o</text:span>-&gt;<text:span text:style-name="OrgSrcDefault0007">extent</text:span>;</text:p>
      <text:p text:style-name="OrgSrcBlock"><text:span text:style-name="OrgSrcDefault0003">z</text:span> += <text:span text:style-name="OrgSrcDefault0003">o</text:span>-&gt;<text:span text:style-name="OrgSrcDefault0007">extent</text:span>;</text:p>
      <text:p text:style-name="OrgSrcBlock"/>
      <text:p text:style-name="OrgSrcBlockLastLine"><text:span text:style-name="OrgSrcDefault0008">return</text:span> <text:span text:style-name="OrgSrcRainbowDelimitersDepth1Face">(</text:span><text:span text:style-name="OrgSrcFontLockConstantFace">Distance</text:span>::<text:span text:style-name="OrgSrcDefault0003">norm</text:span><text:span text:style-name="OrgSrcRainbowDelimitersDepth2Face">(</text:span><text:span text:style-name="OrgSrcDefault0004">x</text:span>, <text:span text:style-name="OrgSrcDefault0003">y</text:span>, <text:span text:style-name="OrgSrcDefault0003">z</text:span><text:span text:style-name="OrgSrcRainbowDelimitersDepth2Face">)</text:span> &lt; <text:span text:style-name="OrgSrcDefault0009">sqRadius</text:span><text:span text:style-name="OrgSrcRainbowDelimitersDepth1Face">)</text:span>;</text:p>
      <text:h text:style-name="Heading_20_2" text:outline-level="2"><text:bookmark text:name="org6a73969"/><text:bookmark-start text:name="OrgXref.org6a73969"/>特殊情况: 如果query point是octree中的一个数据点 <text:bookmark-end text:name="OrgXref.org6a73969"/></text:h>
      <text:p text:style-name="Text_20_body">这种情况下, 检索效率可以进一步提高. </text:p>
      <text:list xml:id="list134721040648210" text:style-name="OrgBulletedList">
        <text:list-item>
          <text:p text:style-name="P2">所有的数据点分别属于大小不同的octant (leaf nodes). </text:p>
        </text:list-item>
        <text:list-item>
          <text:p text:style-name="P2">根据query point的位置, 可以确定所归属的octant. </text:p>
        </text:list-item>
        <text:list-item>
          <text:p text:style-name="P2">根据所归属的octant, 可以快速判断邻近的octants. </text:p>
        </text:list-item>
        <text:list-item>
          <text:p text:style-name="P2">逆向搜索: 从枝节点向根节点搜索. </text:p>
        </text:list-item>
      </text:list>
      <text:h text:style-name="Heading_20_1" text:outline-level="1"><text:bookmark text:name="org4aea766"/><text:bookmark-start text:name="OrgXref.org4aea766"/><text:soft-page-break/>References <text:bookmark-end text:name="OrgXref.org4aea766"/></text:h>
      <text:list xml:id="list134720994553793" text:style-name="OrgBulletedList">
        <text:list-item>
          <text:p text:style-name="P3">原始文献 <text:reference-mark-start text:name="ZOTERO_ITEM CSL_CITATION {&quot;citationID&quot;:&quot;KwTPD0iV&quot;,&quot;properties&quot;:{&quot;formattedCitation&quot;:&quot;\\super 1\\nosupersub{}&quot;,&quot;plainCitation&quot;:&quot;1&quot;,&quot;noteIndex&quot;:0},&quot;citationItems&quot;:[{&quot;id&quot;:6455,&quot;uris&quot;:[&quot;http://zotero.org/users/15074/items/SEB7EZAD&quot;],&quot;uri&quot;:[&quot;http://zotero.org/users/15074/items/SEB7EZAD&quot;],&quot;itemData&quot;:{&quot;id&quot;:6455,&quot;type&quot;:&quot;paper-conference&quot;,&quot;title&quot;:&quot;Efficient radius neighbor search in three-dimensional point clouds&quot;,&quot;container-title&quot;:&quot;2015 IEEE International Conference on Robotics and Automation (ICRA)&quot;,&quot;page&quot;:&quot;3625-3630&quot;,&quot;source&quot;:&quot;IEEE Xplore&quot;,&quot;event&quot;:&quot;2015 IEEE International Conference on Robotics and Automation (ICRA)&quot;,&quot;abstract&quot;:&quot;Finding all neighbors of a point inside a given radius is an integral part in many approaches using three-dimensional laser range data. We present novel insights to significantly improve the runtime performance of radius neighbor search using octrees. Our contributions are as follows: (1) We propose an index-based organization of the point cloud such that we can efficiently store start and end indexes of points inside every octant and (2) exploiting this representation, we can use pruning of irrelevant subtrees in the traversal to facilitate highly efficient radius neighbor search. We show significant runtime improvements of our proposed octree representation over state-of-the-art neighbor search implementations on three different urban datasets.&quot;,&quot;DOI&quot;:&quot;10.1109/ICRA.2015.7139702&quot;,&quot;note&quot;:&quot;基于octree&quot;,&quot;author&quot;:[{&quot;family&quot;:&quot;Behley&quot;,&quot;given&quot;:&quot;J.&quot;},{&quot;family&quot;:&quot;Steinhage&quot;,&quot;given&quot;:&quot;V.&quot;},{&quot;family&quot;:&quot;Cremers&quot;,&quot;given&quot;:&quot;A. B.&quot;}],&quot;issued&quot;:{&quot;date-parts&quot;:[[&quot;2015&quot;,5]]}}}],&quot;schema&quot;:&quot;https://github.com/citation-style-language/schema/raw/master/csl-citation.json&quot;} RNDJrxKPAonZ4"/><text:span text:style-name="T2">1</text:span><text:reference-mark-end text:name="ZOTERO_ITEM CSL_CITATION {&quot;citationID&quot;:&quot;KwTPD0iV&quot;,&quot;properties&quot;:{&quot;formattedCitation&quot;:&quot;\\super 1\\nosupersub{}&quot;,&quot;plainCitation&quot;:&quot;1&quot;,&quot;noteIndex&quot;:0},&quot;citationItems&quot;:[{&quot;id&quot;:6455,&quot;uris&quot;:[&quot;http://zotero.org/users/15074/items/SEB7EZAD&quot;],&quot;uri&quot;:[&quot;http://zotero.org/users/15074/items/SEB7EZAD&quot;],&quot;itemData&quot;:{&quot;id&quot;:6455,&quot;type&quot;:&quot;paper-conference&quot;,&quot;title&quot;:&quot;Efficient radius neighbor search in three-dimensional point clouds&quot;,&quot;container-title&quot;:&quot;2015 IEEE International Conference on Robotics and Automation (ICRA)&quot;,&quot;page&quot;:&quot;3625-3630&quot;,&quot;source&quot;:&quot;IEEE Xplore&quot;,&quot;event&quot;:&quot;2015 IEEE International Conference on Robotics and Automation (ICRA)&quot;,&quot;abstract&quot;:&quot;Finding all neighbors of a point inside a given radius is an integral part in many approaches using three-dimensional laser range data. We present novel insights to significantly improve the runtime performance of radius neighbor search using octrees. Our contributions are as follows: (1) We propose an index-based organization of the point cloud such that we can efficiently store start and end indexes of points inside every octant and (2) exploiting this representation, we can use pruning of irrelevant subtrees in the traversal to facilitate highly efficient radius neighbor search. We show significant runtime improvements of our proposed octree representation over state-of-the-art neighbor search implementations on three different urban datasets.&quot;,&quot;DOI&quot;:&quot;10.1109/ICRA.2015.7139702&quot;,&quot;note&quot;:&quot;基于octree&quot;,&quot;author&quot;:[{&quot;family&quot;:&quot;Behley&quot;,&quot;given&quot;:&quot;J.&quot;},{&quot;family&quot;:&quot;Steinhage&quot;,&quot;given&quot;:&quot;V.&quot;},{&quot;family&quot;:&quot;Cremers&quot;,&quot;given&quot;:&quot;A. B.&quot;}],&quot;issued&quot;:{&quot;date-parts&quot;:[[&quot;2015&quot;,5]]}}}],&quot;schema&quot;:&quot;https://github.com/citation-style-language/schema/raw/master/csl-citation.json&quot;} RNDJrxKPAonZ4"/> </text:p>
        </text:list-item>
        <text:list-item>
          <text:p text:style-name="P2">CPP代码: <text:a xlink:type="simple" xlink:href="https://github.com/jbehley/octree" text:style-name="Internet_20_link" text:visited-style-name="Visited_20_Internet_20_Link">jbehley/octree: Fast radius neighbor search with an Octree (ICRA 2015)</text:a> </text:p>
        </text:list-item>
      </text:list>
      <text:p text:style-name="Text_20_body"/>
      <text:section text:style-name="Sect2" text:name="ZOTERO_BIBL {&quot;uncited&quot;:[],&quot;omitted&quot;:[],&quot;custom&quot;:[]} CSL_BIBLIOGRAPHY RNDlSr8sjRmwe">
        <text:p text:style-name="Bibliography_20_1">(1) <text:tab/>Behley, J.; Steinhage, V.; Cremers, A. B. Efficient Radius Neighbor Search in Three-Dimensional Point Clouds. In <text:span text:style-name="T3">2015 IEEE International Conference on Robotics and Automation (ICRA)</text:span>; 2015; pp 3625–3630. https://doi.org/10.1109/ICRA.2015.7139702.</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loext:graphic-properties draw:fill="solid" draw:fill-color="#263238" draw:opacity="100%"/>
      <style:paragraph-properties fo:background-color="#263238" fo:padding="0.049cm" fo:border="0.51pt solid #000000" style:shadow="none"/>
      <style:text-properties fo:color="#ffffff"/>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Bibliography_20_1" style:display-name="Bibliography 1" style:family="paragraph" style:parent-style-name="Index" style:class="index">
      <style:paragraph-properties fo:margin-left="0.889cm" fo:margin-right="0cm" fo:margin-top="0cm" fo:margin-bottom="0cm" loext:contextual-spacing="false" style:line-height-at-least="0.423cm" fo:text-indent="-0.889cm" style:auto-text-indent="false">
        <style:tab-stops>
          <style:tab-stop style:position="0.889cm"/>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Default0009" style:family="text"/>
    <style:style style:name="OrgSrcRainbowDelimitersDepth2Face" style:family="text">
      <style:text-properties fo:color="#2196f3"/>
    </style:style>
    <style:style style:name="OrgSrcDefault0008" style:family="text"/>
    <style:style style:name="OrgSrcDefault0007" style:family="text"/>
    <style:style style:name="OrgSrcFontLockCommentFace" style:family="text">
      <style:text-properties fo:color="#b0bec5"/>
    </style:style>
    <style:style style:name="OrgSrcFontLockCommentDelimiterFace" style:family="text">
      <style:text-properties fo:color="#b0bec5"/>
    </style:style>
    <style:style style:name="OrgSrcDefault0006" style:family="text"/>
    <style:style style:name="OrgSrcFontLockConstantFace" style:family="text">
      <style:text-properties fo:color="#8bc34a"/>
    </style:style>
    <style:style style:name="OrgSrcDefault0005" style:family="text"/>
    <style:style style:name="OrgSrcDefault0004" style:family="text"/>
    <style:style style:name="OrgSrcDefault0003" style:family="text"/>
    <style:style style:name="OrgSrcDefault0002" style:family="text"/>
    <style:style style:name="OrgSrcHighlightNumbersNumber" style:family="text">
      <style:text-properties fo:color="#9ccc65"/>
    </style:style>
    <style:style style:name="OrgSrcRainbowDelimitersDepth1Face" style:family="text">
      <style:text-properties fo:color="#e91e63"/>
    </style:style>
    <style:style style:name="OrgSrcDefault0001" style:family="text"/>
    <style:style style:name="OrgSrcDefault0000" style:family="text"/>
    <style:style style:name="OrgSrcFontLockTypeFace" style:family="text">
      <style:text-properties fo:color="#84ffff"/>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nping Guo</meta:initial-creator>
    <dc:date>2018-12-26T13:47:56.244359077</dc:date>
    <meta:creation-date>2018-07-31T15:22:44</meta:creation-date>
    <meta:generator>LibreOffice/6.0.7.3.0$Linux_X86_64 LibreOffice_project/00m0$Build-3</meta:generator>
    <meta:keyword/>
    <dc:subject/>
    <dc:title>docs</dc:title>
    <meta:editing-duration>PT35S</meta:editing-duration>
    <meta:editing-cycles>2</meta:editing-cycles>
    <meta:document-statistic meta:table-count="0" meta:image-count="2" meta:object-count="0" meta:page-count="4" meta:paragraph-count="93" meta:word-count="1324" meta:character-count="2815" meta:non-whitespace-character-count="2510"/>
    <meta:user-defined meta:name="ZOTERO_PREF_1">&lt;data data-version="3" zotero-version="5.0.47"&gt;&lt;session id="4YdxPAh3"/&gt;&lt;style id="http://www.zotero.org/styles/journal-of-chemical-theory-and-computation" hasBibliography="1" bibliographyStyleHasBeenSet="1"/&gt;&lt;prefs&gt;&lt;pref name="fieldType" value="ReferenceM</meta:user-defined>
    <meta:user-defined meta:name="ZOTERO_PREF_2">ark"/&gt;&lt;pref name="automaticJournalAbbreviations" value="true"/&gt;&lt;/prefs&gt;&lt;/data&gt;</meta:user-defined>
  </office:meta>
</office:document-meta>
</file>